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 - g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init</text:p>
          </table:table-cell>
        </table:table-row>
        <table:table-row table:style-name="ro1">
          <table:table-cell/>
          <table:table-cell office:value-type="string" calcext:value-type="string">
            <text:p>git add README.md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add 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commit -m "first commit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branch -M main</text:p>
          </table:table-cell>
        </table:table-row>
        <table:table-row table:style-name="ro1">
          <table:table-cell/>
          <table:table-cell office:value-type="string" calcext:value-type="string">
            <text:p>git remote add origin <text:a xlink:href="https://github.com/zootya/turisztikailatvanyossagok" xlink:type="simple">https://github.com/zootya/turisztikailatvanyossagok</text:a></text:p>
          </table:table-cell>
        </table:table-row>
        <table:table-row table:style-name="ro1">
          <table:table-cell/>
          <table:table-cell office:value-type="string" calcext:value-type="string">
            <text:p>git push -u origin mai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git clone </text:span><text:span text:style-name="T1"><text:a xlink:href="https://github.com/zootya/turisztikailatvanyossagok" xlink:type="simple">https://github.com/zootya/turisztikailatvanyossagok</text:a></text:span></text:p>
          </table:table-cell>
        </table:table-row>
      </table:table>
      <table:table table:name="02 - python django szerver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-m venv 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ripts\activ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n config backe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 backen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freeze &gt; ..\docs\requirements.tx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startapp turisztikailatvanyossago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&gt;setting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INSTALLED_APPS = [ 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’corsheaders', 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’turisztikailatvanyossagok'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IDDLEWARE = [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’corsheaders-middleware.CorsMiddleware’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CORS_ORIGIN_ALLOW_ALL = True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createsuperus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rname (leave blank to use 'home')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ail addres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 (again)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 password is too similar to the usernam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s password is too short. It must contain at least 8 character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s password is too comm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ypass password validation and create user anyway? [y/N]: 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peruser created successfully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00.00.00</text:date>, <text:time style:data-style-name="N2" text:time-value="12:58:42.08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45:47.408000000</meta:creation-date>
    <meta:generator>LibreOffice/24.8.3.2$Windows_X86_64 LibreOffice_project/48a6bac9e7e268aeb4c3483fcf825c94556d9f92</meta:generator>
    <dc:date>2024-12-14T02:30:28.678000000</dc:date>
    <meta:editing-duration>PT6H19M30S</meta:editing-duration>
    <meta:editing-cycles>6</meta:editing-cycles>
    <meta:document-statistic meta:table-count="2" meta:cell-count="39" meta:object-count="0"/>
  </office:meta>
</office:document-meta>
</file>